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straintAptValidator.getMemberTypeAnnotations( Declaration de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nnotationConstraintAptValidator.AnnotationConstraintAp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straintAptValidator.validate( Declaration 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